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37"/>
    <style:style style:name="ce6" style:family="table-cell" style:parent-style-name="Default" style:data-style-name="N38"/>
    <style:style style:name="ce7" style:family="table-cell" style:parent-style-name="Default" style:data-style-name="N37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4.7372916666667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Date</text:p>
          </table:table-cell>
          <table:table-cell office:value-type="string" table:style-name="ce2">
            <text:p>Description of work</text:p>
          </table:table-cell>
          <table:table-cell office:value-type="string" table:style-name="ce2">
            <text:p>Effort ([HH]:mm)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19-12-01T00:00:00" table:style-name="ce4">
            <text:p>01.12.19</text:p>
          </table:table-cell>
          <table:table-cell office:value-type="string" table:style-name="ce4">
            <text:p>Work on the article about Margrit Gelautz</text:p>
          </table:table-cell>
          <table:table-cell office:value-type="time" office:time-value="PT1H0M0S" table:style-name="ce5">
            <text:p>01:0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1-30T00:00:00" table:style-name="ce4">
            <text:p>30.11.19</text:p>
          </table:table-cell>
          <table:table-cell office:value-type="string" table:style-name="ce1">
            <text:p>Starting the article for Margrit Gelautz</text:p>
          </table:table-cell>
          <table:table-cell office:value-type="time" office:time-value="PT1H0M0S" table:style-name="ce6">
            <text:p>01:0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1-24T00:00:00" table:style-name="ce4">
            <text:p>24.11.19</text:p>
          </table:table-cell>
          <table:table-cell office:value-type="string" table:style-name="ce1">
            <text:p>Writing information for the first article<text:s/></text:p>
          </table:table-cell>
          <table:table-cell office:value-type="time" office:time-value="PT2H0M0S" table:style-name="ce6">
            <text:p>02:0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1-13T00:00:00" table:style-name="ce4">
            <text:p>13.11.19</text:p>
          </table:table-cell>
          <table:table-cell office:value-type="string" table:style-name="ce1">
            <text:p>Meeting Margrit Gelautz and explaining her our aim and project<text:s/></text:p>
          </table:table-cell>
          <table:table-cell office:value-type="time" office:time-value="PT0H30M0S" table:style-name="ce6">
            <text:p>00:3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1-10T00:00:00" table:style-name="ce4">
            <text:p>10.11.19</text:p>
          </table:table-cell>
          <table:table-cell office:value-type="string" table:style-name="ce1">
            <text:p>Wikipedia meeting</text:p>
          </table:table-cell>
          <table:table-cell office:value-type="time" office:time-value="PT2H30M0S" table:style-name="ce6">
            <text:p>02:3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0-27T00:00:00" table:style-name="ce4">
            <text:p>27.10.19</text:p>
          </table:table-cell>
          <table:table-cell office:value-type="string" table:style-name="ce1">
            <text:p>Created my wikipedia account and made research on publishing wiki articles</text:p>
          </table:table-cell>
          <table:table-cell office:value-type="time" office:time-value="PT1H30M0S" table:style-name="ce5">
            <text:p>01:3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0-25T00:00:00" table:style-name="ce4">
            <text:p>25.10.19</text:p>
          </table:table-cell>
          <table:table-cell office:value-type="string" table:style-name="ce1">
            <text:p>Discussing project proposal with the group and finding materials for the professors</text:p>
          </table:table-cell>
          <table:table-cell office:value-type="time" office:time-value="PT2H0M0S" table:style-name="ce5">
            <text:p>02:00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2"/>
          <table:table-cell office:value-type="time" office:time-value="PT10H30M0S" table:formula="of:=SUM([.D3:.D9])" table:style-name="ce7">
            <text:p>10:30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Sheet2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time-style style:name="N37" number:truncate-on-overflow="false">
      <number:hours number:style="long"/>
      <number:text>:</number:text>
      <number:minutes number:style="long"/>
    </number:time-style>
    <number:time-style style:name="N38">
      <number:hours number:style="long"/>
      <number:text>:</number:text>
      <number:minutes number:style="long"/>
    </number:tim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ohammad Zandpour</meta:initial-creator>
    <dc:creator>vasilenakisova@gmail.com</dc:creator>
    <meta:creation-date>2019-11-21T00:22:27Z</meta:creation-date>
    <dc:date>2019-12-02T15:43:26Z</dc:date>
    <meta:editing-cycles>3</meta:editing-cycles>
    <meta:editing-duration>PT281S</meta:editing-duration>
  </office:meta>
</office:document-meta>
</file>